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tkinson Hyperlegible" svg:font-family="'Atkinson Hyperlegibl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55308d" draw:marker-start-width="0.279cm" draw:marker-end-width="0.279cm" draw:fill="solid" draw:fill-color="#ffffff" draw:textarea-horizontal-align="justify" draw:textarea-vertical-align="middle" draw:auto-grow-height="false" fo:min-height="0.47cm" fo:min-width="0.2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55308d" draw:marker-start-width="0.279cm" draw:marker-end-width="0.279cm" draw:fill="solid" draw:fill-color="#ffffff" draw:textarea-horizontal-align="justify" draw:textarea-vertical-align="middle" draw:auto-grow-height="false" fo:min-height="0.42cm" fo:min-width="0.17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1cm" svg:stroke-color="#8d1d75" draw:marker-start-width="0.279cm" draw:marker-end="Arrow" draw:marker-end-width="0.203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b7b3ca" draw:marker-start-width="0.279cm" draw:marker-end-width="0.279cm" draw:fill="solid" draw:fill-color="#ffffff" draw:textarea-horizontal-align="justify" draw:textarea-vertical-align="middle" draw:auto-grow-height="false" fo:min-height="0.42cm" fo:min-width="0.17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1cm" svg:stroke-color="#e0c2cd" draw:marker-start-width="0.279cm" draw:marker-end="Arrow" draw:marker-end-width="0.203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55308d" draw:marker-start-width="0.279cm" draw:marker-end-width="0.279cm" draw:fill="solid" draw:fill-color="#ffffff" draw:textarea-horizontal-align="justify" draw:textarea-vertical-align="middle" draw:auto-grow-height="false" fo:min-height="0.42cm" fo:min-width="4.11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  <style:paragraph-properties style:writing-mode="lr-tb"/>
    </style:style>
    <style:style style:name="gr8" style:family="graphic" style:parent-style-name="standard">
      <style:graphic-properties svg:stroke-width="0.051cm" svg:stroke-color="#55308d" draw:marker-start-width="0.279cm" draw:marker-end-width="0.279cm" draw:fill="solid" draw:fill-color="#ffffff" draw:textarea-horizontal-align="justify" draw:textarea-vertical-align="middle" draw:auto-grow-height="false" fo:min-height="0.42cm" fo:min-width="0.678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tkinson Hyperlegible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tkinson Hyperlegi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  <style:text-properties fo:color="#999999" style:font-name="Atkinson Hyperlegible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999999" style:font-name="Atkinson Hyperlegibl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style:use-window-font-color="true" style:font-name="Atkinson Hyperlegible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use-window-font-color="true" style:font-name="Atkinson Hyperlegible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tkinson Hyperlegible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tkinson Hyperlegible" fo:font-weight="bold" style:font-weight-asian="bold" style:font-weight-complex="bold"/>
    </style:style>
    <style:style style:name="T3" style:family="text">
      <style:text-properties fo:color="#999999" style:font-name="Atkinson Hyperlegi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10.144cm" svg:y="1.0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016cm" svg:height="1.016cm" svg:x="4.556cm" svg:y="3.032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15.729cm" svg:y="3.03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2.279cm" svg:y="5.064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6.842cm" svg:y="5.064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1.016cm" svg:height="1.016cm" svg:x="13.446cm" svg:y="5.064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18.009cm" svg:y="5.06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1.016cm" svg:height="1.016cm" svg:x="1.254cm" svg:y="7.096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5.817cm" svg:y="7.096cm">
          <text:p text:style-name="P3">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2.421cm" svg:y="7.096cm">
          <text:p text:style-name="P3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6.984cm" svg:y="7.096cm">
          <text:p text:style-name="P3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1.016cm" svg:height="1.016cm" svg:x="3.286cm" svg:y="7.096cm">
          <text:p text:style-name="P3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7.849cm" svg:y="7.096cm">
          <text:p text:style-name="P3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4.453cm" svg:y="7.096cm">
          <text:p text:style-name="P3"><text:span text:style-name="T1">1</text:span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016cm" svg:y="7.096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1.016cm" svg:height="1.016cm" svg:x="0.754cm" svg:y="9.128cm">
          <text:p text:style-name="P3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5.317cm" svg:y="9.128cm">
          <text:p text:style-name="P3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1.921cm" svg:y="9.128cm">
          <text:p text:style-name="P3"><text:span text:style-name="T1">2</text:span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6.484cm" svg:y="9.128cm">
          <text:p text:style-name="P3"><text:span text:style-name="T1">2</text:span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2.786cm" svg:y="9.128cm">
          <text:p text:style-name="P3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7.349cm" svg:y="9.128cm">
          <text:p text:style-name="P3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3.953cm" svg:y="9.128cm">
          <text:p text:style-name="P3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8.516cm" svg:y="9.128cm">
          <text:p text:style-name="P3"><text:span text:style-name="T1">3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1.016cm" svg:height="1.016cm" svg:x="1.77cm" svg:y="9.129cm">
          <text:p text:style-name="P3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6.333cm" svg:y="9.129cm">
          <text:p text:style-name="P3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2.937cm" svg:y="9.129cm">
          <text:p text:style-name="P3"><text:span text:style-name="T1">2</text:span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7.5cm" svg:y="9.129cm">
          <text:p text:style-name="P3"><text:span text:style-name="T1">2</text:span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3.802cm" svg:y="9.129cm">
          <text:p text:style-name="P3"><text:span text:style-name="T1">1</text:span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8.365cm" svg:y="9.129cm">
          <text:p text:style-name="P3"><text:span text:style-name="T1">2</text:span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14.969cm" svg:y="9.129cm">
          <text:p text:style-name="P3"><text:span text:style-name="T1">2</text:span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532cm" svg:y="9.129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652cm" svg:y1="2.024cm" svg:x2="16.237cm" svg:y2="3.033cm" draw:start-shape="id1" draw:start-glue-point="8" draw:end-shape="id2" draw:end-glue-point="4" svg:d="M10652 2024l5585 1009" svg:viewBox="0 0 5586 1010">
          <text:p/>
        </draw:connector>
        <draw:connector draw:style-name="gr3" draw:text-style-name="P5" draw:layer="layout" draw:type="line" svg:x1="16.237cm" svg:y1="4.049cm" svg:x2="18.517cm" svg:y2="5.064cm" draw:start-shape="id2" draw:start-glue-point="8" draw:end-shape="id3" draw:end-glue-point="4" svg:d="M16237 4049l2280 1015" svg:viewBox="0 0 2281 1016">
          <text:p/>
        </draw:connector>
        <draw:connector draw:style-name="gr3" draw:text-style-name="P5" draw:layer="layout" draw:type="line" svg:x1="10.652cm" svg:y1="2.024cm" svg:x2="5.064cm" svg:y2="3.032cm" draw:start-shape="id1" draw:start-glue-point="8" draw:end-shape="id4" draw:end-glue-point="4" svg:d="M10652 2024l-5588 1008" svg:viewBox="0 0 5589 1009">
          <text:p/>
        </draw:connector>
        <draw:connector draw:style-name="gr3" draw:text-style-name="P5" draw:layer="layout" draw:type="line" svg:x1="16.237cm" svg:y1="4.049cm" svg:x2="13.954cm" svg:y2="5.064cm" draw:start-shape="id2" draw:start-glue-point="8" draw:end-shape="id5" draw:end-glue-point="4" svg:d="M16237 4049l-2283 1015" svg:viewBox="0 0 2284 1016">
          <text:p/>
        </draw:connector>
        <draw:connector draw:style-name="gr3" draw:text-style-name="P5" draw:layer="layout" draw:type="line" svg:x1="5.061cm" svg:y1="4.048cm" svg:x2="7.341cm" svg:y2="5.063cm" svg:d="M5061 4048l2280 1015" svg:viewBox="0 0 2281 1016">
          <text:p/>
        </draw:connector>
        <draw:connector draw:style-name="gr3" draw:text-style-name="P5" draw:layer="layout" draw:type="line" svg:x1="5.061cm" svg:y1="4.048cm" svg:x2="2.778cm" svg:y2="5.063cm" svg:d="M5061 4048l-2283 1015" svg:viewBox="0 0 2284 1016">
          <text:p/>
        </draw:connector>
        <draw:connector draw:style-name="gr3" draw:text-style-name="P5" draw:layer="layout" draw:type="line" svg:x1="2.775cm" svg:y1="6.081cm" svg:x2="3.794cm" svg:y2="7.096cm" draw:end-shape="id6" draw:end-glue-point="4" svg:d="M2775 6081l1019 1015" svg:viewBox="0 0 1020 1016">
          <text:p/>
        </draw:connector>
        <draw:connector draw:style-name="gr3" draw:text-style-name="P5" draw:layer="layout" draw:type="line" svg:x1="2.775cm" svg:y1="6.081cm" svg:x2="1.762cm" svg:y2="7.096cm" draw:end-shape="id7" draw:end-glue-point="4" svg:d="M2775 6081l-1013 1015" svg:viewBox="0 0 1014 1016">
          <text:p/>
        </draw:connector>
        <draw:connector draw:style-name="gr3" draw:text-style-name="P5" draw:layer="layout" draw:type="line" svg:x1="7.335cm" svg:y1="6.069cm" svg:x2="8.354cm" svg:y2="7.084cm" svg:d="M7335 6069l1019 1015" svg:viewBox="0 0 1020 1016">
          <text:p/>
        </draw:connector>
        <draw:connector draw:style-name="gr3" draw:text-style-name="P5" draw:layer="layout" draw:type="line" svg:x1="7.335cm" svg:y1="6.069cm" svg:x2="6.322cm" svg:y2="7.084cm" svg:d="M7335 6069l-1013 1015" svg:viewBox="0 0 1014 1016">
          <text:p/>
        </draw:connector>
        <draw:connector draw:style-name="gr3" draw:text-style-name="P5" draw:layer="layout" draw:type="line" svg:x1="13.935cm" svg:y1="6.084cm" svg:x2="14.954cm" svg:y2="7.099cm" svg:d="M13935 6084l1019 1015" svg:viewBox="0 0 1020 1016">
          <text:p/>
        </draw:connector>
        <draw:connector draw:style-name="gr3" draw:text-style-name="P5" draw:layer="layout" draw:type="line" svg:x1="13.935cm" svg:y1="6.084cm" svg:x2="12.922cm" svg:y2="7.099cm" svg:d="M13935 6084l-1013 1015" svg:viewBox="0 0 1014 1016">
          <text:p/>
        </draw:connector>
        <draw:connector draw:style-name="gr3" draw:text-style-name="P5" draw:layer="layout" draw:type="line" svg:x1="18.495cm" svg:y1="6.072cm" svg:x2="19.514cm" svg:y2="7.087cm" svg:d="M18495 6072l1019 1015" svg:viewBox="0 0 1020 1016">
          <text:p/>
        </draw:connector>
        <draw:connector draw:style-name="gr3" draw:text-style-name="P5" draw:layer="layout" draw:type="line" svg:x1="18.495cm" svg:y1="6.072cm" svg:x2="17.482cm" svg:y2="7.087cm" svg:d="M18495 6072l-1013 1015" svg:viewBox="0 0 1014 1016">
          <text:p/>
        </draw:connector>
        <draw:connector draw:style-name="gr3" draw:text-style-name="P5" draw:layer="layout" draw:type="line" svg:x1="1.759cm" svg:y1="8.112cm" svg:x2="2.278cm" svg:y2="9.129cm" draw:end-shape="id8" draw:end-glue-point="4" svg:d="M1759 8112l519 1017" svg:viewBox="0 0 520 1018">
          <text:p/>
        </draw:connector>
        <draw:connector draw:style-name="gr3" draw:text-style-name="P5" draw:layer="layout" draw:type="line" svg:x1="1.759cm" svg:y1="8.112cm" svg:x2="1.262cm" svg:y2="9.128cm" draw:end-shape="id9" draw:end-glue-point="4" svg:d="M1759 8112l-497 1016" svg:viewBox="0 0 498 1017">
          <text:p/>
        </draw:connector>
        <draw:connector draw:style-name="gr3" draw:text-style-name="P5" draw:layer="layout" draw:type="line" svg:x1="3.769cm" svg:y1="8.115cm" svg:x2="4.288cm" svg:y2="9.132cm" svg:d="M3769 8115l519 1017" svg:viewBox="0 0 520 1018">
          <text:p/>
        </draw:connector>
        <draw:connector draw:style-name="gr3" draw:text-style-name="P5" draw:layer="layout" draw:type="line" svg:x1="3.769cm" svg:y1="8.115cm" svg:x2="3.272cm" svg:y2="9.131cm" svg:d="M3769 8115l-497 1016" svg:viewBox="0 0 498 1017">
          <text:p/>
        </draw:connector>
        <draw:connector draw:style-name="gr3" draw:text-style-name="P5" draw:layer="layout" draw:type="line" svg:x1="6.344cm" svg:y1="8.114cm" svg:x2="6.863cm" svg:y2="9.131cm" svg:d="M6344 8114l519 1017" svg:viewBox="0 0 520 1018">
          <text:p/>
        </draw:connector>
        <draw:connector draw:style-name="gr3" draw:text-style-name="P5" draw:layer="layout" draw:type="line" svg:x1="6.344cm" svg:y1="8.114cm" svg:x2="5.847cm" svg:y2="9.13cm" svg:d="M6344 8114l-497 1016" svg:viewBox="0 0 498 1017">
          <text:p/>
        </draw:connector>
        <draw:connector draw:style-name="gr3" draw:text-style-name="P5" draw:layer="layout" draw:type="line" svg:x1="8.354cm" svg:y1="8.117cm" svg:x2="8.873cm" svg:y2="9.134cm" svg:d="M8354 8117l519 1017" svg:viewBox="0 0 520 1018">
          <text:p/>
        </draw:connector>
        <draw:connector draw:style-name="gr3" draw:text-style-name="P5" draw:layer="layout" draw:type="line" svg:x1="8.354cm" svg:y1="8.117cm" svg:x2="7.857cm" svg:y2="9.133cm" svg:d="M8354 8117l-497 1016" svg:viewBox="0 0 498 1017">
          <text:p/>
        </draw:connector>
        <draw:connector draw:style-name="gr3" draw:text-style-name="P5" draw:layer="layout" draw:type="line" svg:x1="12.915cm" svg:y1="8.114cm" svg:x2="13.434cm" svg:y2="9.131cm" svg:d="M12915 8114l519 1017" svg:viewBox="0 0 520 1018">
          <text:p/>
        </draw:connector>
        <draw:connector draw:style-name="gr3" draw:text-style-name="P5" draw:layer="layout" draw:type="line" svg:x1="12.915cm" svg:y1="8.114cm" svg:x2="12.418cm" svg:y2="9.13cm" svg:d="M12915 8114l-497 1016" svg:viewBox="0 0 498 1017">
          <text:p/>
        </draw:connector>
        <draw:connector draw:style-name="gr3" draw:text-style-name="P5" draw:layer="layout" draw:type="line" svg:x1="14.925cm" svg:y1="8.117cm" svg:x2="15.444cm" svg:y2="9.134cm" svg:d="M14925 8117l519 1017" svg:viewBox="0 0 520 1018">
          <text:p/>
        </draw:connector>
        <draw:connector draw:style-name="gr3" draw:text-style-name="P5" draw:layer="layout" draw:type="line" svg:x1="14.925cm" svg:y1="8.117cm" svg:x2="14.428cm" svg:y2="9.133cm" svg:d="M14925 8117l-497 1016" svg:viewBox="0 0 498 1017">
          <text:p/>
        </draw:connector>
        <draw:connector draw:style-name="gr3" draw:text-style-name="P5" draw:layer="layout" draw:type="line" svg:x1="17.5cm" svg:y1="8.116cm" svg:x2="18.019cm" svg:y2="9.133cm" svg:d="M17500 8116l519 1017" svg:viewBox="0 0 520 1018">
          <text:p/>
        </draw:connector>
        <draw:connector draw:style-name="gr3" draw:text-style-name="P5" draw:layer="layout" draw:type="line" svg:x1="17.5cm" svg:y1="8.116cm" svg:x2="17.003cm" svg:y2="9.132cm" svg:d="M17500 8116l-497 1016" svg:viewBox="0 0 498 1017">
          <text:p/>
        </draw:connector>
        <draw:connector draw:style-name="gr3" draw:text-style-name="P5" draw:layer="layout" draw:type="line" svg:x1="19.51cm" svg:y1="8.119cm" svg:x2="20.029cm" svg:y2="9.136cm" svg:d="M19510 8119l519 1017" svg:viewBox="0 0 520 1018">
          <text:p/>
        </draw:connector>
        <draw:connector draw:style-name="gr3" draw:text-style-name="P5" draw:layer="layout" draw:type="line" svg:x1="19.51cm" svg:y1="8.119cm" svg:x2="19.013cm" svg:y2="9.135cm" svg:d="M19510 8119l-497 1016" svg:viewBox="0 0 498 1017">
          <text:p/>
        </draw:connector>
        <draw:custom-shape draw:style-name="gr2" draw:text-style-name="P7" xml:id="id12" draw:id="id12" draw:layer="layout" svg:width="1.016cm" svg:height="1.016cm" svg:x="4.557cm" svg:y="14.033cm">
          <text:p text:style-name="P6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5.73cm" svg:y="14.034cm">
          <text:p text:style-name="P1"><text:span text:style-name="T1">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2.28cm" svg:y="16.065cm">
          <text:p text:style-name="P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6.843cm" svg:y="16.065cm">
          <text:p text:style-name="P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3" draw:id="id13" draw:layer="layout" svg:width="1.016cm" svg:height="1.016cm" svg:x="13.447cm" svg:y="16.065cm">
          <text:p text:style-name="P6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16cm" svg:height="1.016cm" svg:x="18.01cm" svg:y="16.065cm">
          <text:p text:style-name="P1"><text:span text:style-name="T1">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016cm" svg:height="1.016cm" svg:x="1.255cm" svg:y="18.097cm">
          <text:p text:style-name="P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5.818cm" svg:y="18.097cm">
          <text:p text:style-name="P3"><text:span text:style-name="T3">1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2.422cm" svg:y="18.097cm">
          <text:p text:style-name="P3"><text:span text:style-name="T3">1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016cm" svg:height="1.016cm" svg:x="16.985cm" svg:y="18.097cm">
          <text:p text:style-name="P6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1.016cm" svg:height="1.016cm" svg:x="3.287cm" svg:y="18.097cm">
          <text:p text:style-name="P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7.85cm" svg:y="18.097cm">
          <text:p text:style-name="P3"><text:span text:style-name="T3">1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4.454cm" svg:y="18.097cm">
          <text:p text:style-name="P3"><text:span text:style-name="T3">1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017cm" svg:y="18.097cm">
          <text:p text:style-name="P1"><text:span text:style-name="T1">l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1.016cm" svg:height="1.016cm" svg:x="0.755cm" svg:y="20.129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5.318cm" svg:y="20.129cm">
          <text:p text:style-name="P3"><text:span text:style-name="T3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1.922cm" svg:y="20.129cm">
          <text:p text:style-name="P3"><text:span text:style-name="T3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6.485cm" svg:y="20.129cm">
          <text:p text:style-name="P3"><text:span text:style-name="T3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2.787cm" svg:y="20.129cm">
          <text:p text:style-name="P3"><text:span text:style-name="T3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7.35cm" svg:y="20.129cm">
          <text:p text:style-name="P3"><text:span text:style-name="T3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3.954cm" svg:y="20.129cm">
          <text:p text:style-name="P3"><text:span text:style-name="T3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016cm" svg:height="1.016cm" svg:x="18.517cm" svg:y="20.129cm">
          <text:p text:style-name="P6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1.016cm" svg:height="1.016cm" svg:x="1.771cm" svg:y="20.13cm">
          <text:p text:style-name="P3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6.334cm" svg:y="20.13cm">
          <text:p text:style-name="P3"><text:span text:style-name="T3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2.938cm" svg:y="20.13cm">
          <text:p text:style-name="P3"><text:span text:style-name="T3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7.501cm" svg:y="20.13cm">
          <text:p text:style-name="P3"><text:span text:style-name="T3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3.803cm" svg:y="20.13cm">
          <text:p text:style-name="P3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8.366cm" svg:y="20.13cm">
          <text:p text:style-name="P3"><text:span text:style-name="T3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4.97cm" svg:y="20.13cm">
          <text:p text:style-name="P3"><text:span text:style-name="T3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533cm" svg:y="20.13cm">
          <text:p text:style-name="P1"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653cm" svg:y1="13.025cm" svg:x2="16.238cm" svg:y2="14.034cm" draw:end-shape="id10" draw:end-glue-point="4" svg:d="M10653 13025l5585 1009" svg:viewBox="0 0 5586 1010">
          <text:p/>
        </draw:connector>
        <draw:connector draw:style-name="gr3" draw:text-style-name="P5" draw:layer="layout" draw:type="line" svg:x1="16.238cm" svg:y1="15.05cm" svg:x2="18.518cm" svg:y2="16.065cm" draw:start-shape="id10" draw:start-glue-point="8" draw:end-shape="id11" draw:end-glue-point="4" svg:d="M16238 15050l2280 1015" svg:viewBox="0 0 2281 1016">
          <text:p/>
        </draw:connector>
        <draw:connector draw:style-name="gr3" draw:text-style-name="P5" draw:layer="layout" draw:type="line" svg:x1="10.653cm" svg:y1="13.025cm" svg:x2="5.065cm" svg:y2="14.033cm" draw:end-shape="id12" draw:end-glue-point="4" svg:d="M10653 13025l-5588 1008" svg:viewBox="0 0 5589 1009">
          <text:p/>
        </draw:connector>
        <draw:connector draw:style-name="gr3" draw:text-style-name="P5" draw:layer="layout" draw:type="line" svg:x1="16.238cm" svg:y1="15.05cm" svg:x2="13.955cm" svg:y2="16.065cm" draw:start-shape="id10" draw:start-glue-point="8" draw:end-shape="id13" draw:end-glue-point="4" svg:d="M16238 15050l-2283 1015" svg:viewBox="0 0 2284 1016">
          <text:p/>
        </draw:connector>
        <draw:connector draw:style-name="gr5" draw:text-style-name="P5" draw:layer="layout" draw:type="line" svg:x1="5.062cm" svg:y1="15.049cm" svg:x2="7.342cm" svg:y2="16.064cm" svg:d="M5062 15049l2280 1015" svg:viewBox="0 0 2281 1016">
          <text:p/>
        </draw:connector>
        <draw:connector draw:style-name="gr5" draw:text-style-name="P5" draw:layer="layout" draw:type="line" svg:x1="5.062cm" svg:y1="15.049cm" svg:x2="2.779cm" svg:y2="16.064cm" svg:d="M5062 15049l-2283 1015" svg:viewBox="0 0 2284 1016">
          <text:p/>
        </draw:connector>
        <draw:connector draw:style-name="gr5" draw:text-style-name="P5" draw:layer="layout" draw:type="line" svg:x1="2.776cm" svg:y1="17.082cm" svg:x2="3.795cm" svg:y2="18.097cm" draw:end-shape="id14" draw:end-glue-point="4" svg:d="M2776 17082l1019 1015" svg:viewBox="0 0 1020 1016">
          <text:p/>
        </draw:connector>
        <draw:connector draw:style-name="gr5" draw:text-style-name="P5" draw:layer="layout" draw:type="line" svg:x1="2.776cm" svg:y1="17.082cm" svg:x2="1.763cm" svg:y2="18.097cm" draw:end-shape="id15" draw:end-glue-point="4" svg:d="M2776 17082l-1013 1015" svg:viewBox="0 0 1014 1016">
          <text:p/>
        </draw:connector>
        <draw:connector draw:style-name="gr5" draw:text-style-name="P5" draw:layer="layout" draw:type="line" svg:x1="7.336cm" svg:y1="17.07cm" svg:x2="8.355cm" svg:y2="18.085cm" svg:d="M7336 17070l1019 1015" svg:viewBox="0 0 1020 1016">
          <text:p/>
        </draw:connector>
        <draw:connector draw:style-name="gr5" draw:text-style-name="P5" draw:layer="layout" draw:type="line" svg:x1="7.336cm" svg:y1="17.07cm" svg:x2="6.323cm" svg:y2="18.085cm" svg:d="M7336 17070l-1013 1015" svg:viewBox="0 0 1014 1016">
          <text:p/>
        </draw:connector>
        <draw:connector draw:style-name="gr5" draw:text-style-name="P5" draw:layer="layout" draw:type="line" svg:x1="13.936cm" svg:y1="17.085cm" svg:x2="14.955cm" svg:y2="18.1cm" svg:d="M13936 17085l1019 1015" svg:viewBox="0 0 1020 1016">
          <text:p/>
        </draw:connector>
        <draw:connector draw:style-name="gr5" draw:text-style-name="P5" draw:layer="layout" draw:type="line" svg:x1="13.936cm" svg:y1="17.085cm" svg:x2="12.923cm" svg:y2="18.1cm" svg:d="M13936 17085l-1013 1015" svg:viewBox="0 0 1014 1016">
          <text:p/>
        </draw:connector>
        <draw:connector draw:style-name="gr3" draw:text-style-name="P5" draw:layer="layout" draw:type="line" svg:x1="18.496cm" svg:y1="17.073cm" svg:x2="19.515cm" svg:y2="18.088cm" svg:d="M18496 17073l1019 1015" svg:viewBox="0 0 1020 1016">
          <text:p/>
        </draw:connector>
        <draw:connector draw:style-name="gr3" draw:text-style-name="P5" draw:layer="layout" draw:type="line" svg:x1="18.496cm" svg:y1="17.073cm" svg:x2="17.483cm" svg:y2="18.088cm" svg:d="M18496 17073l-1013 1015" svg:viewBox="0 0 1014 1016">
          <text:p/>
        </draw:connector>
        <draw:connector draw:style-name="gr5" draw:text-style-name="P5" draw:layer="layout" draw:type="line" svg:x1="1.76cm" svg:y1="19.113cm" svg:x2="2.279cm" svg:y2="20.13cm" draw:end-shape="id16" draw:end-glue-point="4" svg:d="M1760 19113l519 1017" svg:viewBox="0 0 520 1018">
          <text:p/>
        </draw:connector>
        <draw:connector draw:style-name="gr5" draw:text-style-name="P5" draw:layer="layout" draw:type="line" svg:x1="1.76cm" svg:y1="19.113cm" svg:x2="1.263cm" svg:y2="20.129cm" draw:end-shape="id17" draw:end-glue-point="4" svg:d="M1760 19113l-497 1016" svg:viewBox="0 0 498 1017">
          <text:p/>
        </draw:connector>
        <draw:connector draw:style-name="gr5" draw:text-style-name="P5" draw:layer="layout" draw:type="line" svg:x1="3.77cm" svg:y1="19.116cm" svg:x2="4.289cm" svg:y2="20.133cm" svg:d="M3770 19116l519 1017" svg:viewBox="0 0 520 1018">
          <text:p/>
        </draw:connector>
        <draw:connector draw:style-name="gr5" draw:text-style-name="P5" draw:layer="layout" draw:type="line" svg:x1="3.77cm" svg:y1="19.116cm" svg:x2="3.273cm" svg:y2="20.132cm" svg:d="M3770 19116l-497 1016" svg:viewBox="0 0 498 1017">
          <text:p/>
        </draw:connector>
        <draw:connector draw:style-name="gr5" draw:text-style-name="P5" draw:layer="layout" draw:type="line" svg:x1="6.345cm" svg:y1="19.115cm" svg:x2="6.864cm" svg:y2="20.132cm" svg:d="M6345 19115l519 1017" svg:viewBox="0 0 520 1018">
          <text:p/>
        </draw:connector>
        <draw:connector draw:style-name="gr5" draw:text-style-name="P5" draw:layer="layout" draw:type="line" svg:x1="6.345cm" svg:y1="19.115cm" svg:x2="5.848cm" svg:y2="20.131cm" svg:d="M6345 19115l-497 1016" svg:viewBox="0 0 498 1017">
          <text:p/>
        </draw:connector>
        <draw:connector draw:style-name="gr5" draw:text-style-name="P5" draw:layer="layout" draw:type="line" svg:x1="8.355cm" svg:y1="19.118cm" svg:x2="8.874cm" svg:y2="20.135cm" svg:d="M8355 19118l519 1017" svg:viewBox="0 0 520 1018">
          <text:p/>
        </draw:connector>
        <draw:connector draw:style-name="gr5" draw:text-style-name="P5" draw:layer="layout" draw:type="line" svg:x1="8.355cm" svg:y1="19.118cm" svg:x2="7.858cm" svg:y2="20.134cm" svg:d="M8355 19118l-497 1016" svg:viewBox="0 0 498 1017">
          <text:p/>
        </draw:connector>
        <draw:connector draw:style-name="gr5" draw:text-style-name="P5" draw:layer="layout" draw:type="line" svg:x1="12.916cm" svg:y1="19.115cm" svg:x2="13.435cm" svg:y2="20.132cm" svg:d="M12916 19115l519 1017" svg:viewBox="0 0 520 1018">
          <text:p/>
        </draw:connector>
        <draw:connector draw:style-name="gr5" draw:text-style-name="P5" draw:layer="layout" draw:type="line" svg:x1="12.916cm" svg:y1="19.115cm" svg:x2="12.419cm" svg:y2="20.131cm" svg:d="M12916 19115l-497 1016" svg:viewBox="0 0 498 1017">
          <text:p/>
        </draw:connector>
        <draw:connector draw:style-name="gr5" draw:text-style-name="P5" draw:layer="layout" draw:type="line" svg:x1="14.926cm" svg:y1="19.118cm" svg:x2="15.445cm" svg:y2="20.135cm" svg:d="M14926 19118l519 1017" svg:viewBox="0 0 520 1018">
          <text:p/>
        </draw:connector>
        <draw:connector draw:style-name="gr5" draw:text-style-name="P5" draw:layer="layout" draw:type="line" svg:x1="14.926cm" svg:y1="19.118cm" svg:x2="14.429cm" svg:y2="20.134cm" svg:d="M14926 19118l-497 1016" svg:viewBox="0 0 498 1017">
          <text:p/>
        </draw:connector>
        <draw:connector draw:style-name="gr5" draw:text-style-name="P5" draw:layer="layout" draw:type="line" svg:x1="17.501cm" svg:y1="19.117cm" svg:x2="18.02cm" svg:y2="20.134cm" svg:d="M17501 19117l519 1017" svg:viewBox="0 0 520 1018">
          <text:p/>
        </draw:connector>
        <draw:connector draw:style-name="gr5" draw:text-style-name="P5" draw:layer="layout" draw:type="line" svg:x1="17.501cm" svg:y1="19.117cm" svg:x2="17.004cm" svg:y2="20.133cm" svg:d="M17501 19117l-497 1016" svg:viewBox="0 0 498 1017">
          <text:p/>
        </draw:connector>
        <draw:connector draw:style-name="gr3" draw:text-style-name="P5" draw:layer="layout" draw:type="line" svg:x1="19.511cm" svg:y1="19.12cm" svg:x2="20.03cm" svg:y2="20.137cm" svg:d="M19511 19120l519 1017" svg:viewBox="0 0 520 1018">
          <text:p/>
        </draw:connector>
        <draw:connector draw:style-name="gr3" draw:text-style-name="P5" draw:layer="layout" draw:type="line" svg:x1="19.511cm" svg:y1="19.12cm" svg:x2="19.014cm" svg:y2="20.136cm" svg:d="M19511 19120l-497 1016" svg:viewBox="0 0 498 1017">
          <text:p/>
        </draw:connector>
        <draw:custom-shape draw:style-name="gr2" draw:text-style-name="P7" draw:layer="layout" svg:width="1.016cm" svg:height="1.016cm" svg:x="19.036cm" svg:y="22.155cm">
          <text:p text:style-name="P6"><text:span text:style-name="T2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052cm" svg:y="22.156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20.03cm" svg:y1="21.146cm" svg:x2="20.549cm" svg:y2="22.163cm" svg:d="M20030 21146l519 1017" svg:viewBox="0 0 520 1018">
          <text:p/>
        </draw:connector>
        <draw:connector draw:style-name="gr3" draw:text-style-name="P5" draw:layer="layout" draw:type="line" svg:x1="20.03cm" svg:y1="21.146cm" svg:x2="19.533cm" svg:y2="22.162cm" svg:d="M20030 21146l-497 1016" svg:viewBox="0 0 498 1017">
          <text:p/>
        </draw:connector>
        <draw:custom-shape draw:style-name="gr6" draw:text-style-name="P2" draw:layer="layout" svg:width="4.965cm" svg:height="1.016cm" svg:x="5.321cm" svg:y="23.631cm">
          <text:p text:style-name="P1"><text:span text:style-name="T1">o <text:s/>· <text:s/>l <text:s/>· <text:s/>l <text:s/>· <text:s/>e <text:s/>· <text:s/>h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965cm" svg:height="1.016cm" svg:x="5.322cm" svg:y="24.832cm">
          <text:p text:style-name="P1"><text:span text:style-name="T1">111·108·108·101·10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965cm" svg:height="1.016cm" svg:x="5.322cm" svg:y="26.043cm">
          <text:p text:style-name="P1"><text:span text:style-name="T1">0x6f.6c6c.656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7.936cm" svg:height="0.962cm" svg:x="13.654cm" svg:y="26.978cm">
          <draw:text-box>
            <text:p>Screenshot at 177% zoom</text:p>
          </draw:text-box>
        </draw:frame>
        <draw:custom-shape draw:style-name="gr8" draw:text-style-name="P2" draw:layer="layout" svg:width="1.524cm" svg:height="1.016cm" svg:x="9.906cm" svg:y="11.98cm">
          <text:p text:style-name="P1"><text:span text:style-name="T1">hell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tkinson Hyperlegible" svg:font-family="'Atkinson Hyperlegibl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6:02:15.838010033</meta:creation-date>
    <dc:date>2021-09-14T16:36:32.160744049</dc:date>
    <meta:editing-duration>PT21M22S</meta:editing-duration>
    <meta:editing-cycles>3</meta:editing-cycles>
    <meta:generator>LibreOffice/6.4.7.2$Linux_X86_64 LibreOffice_project/40$Build-2</meta:generator>
    <meta:document-statistic meta:object-count="130"/>
  </office:meta>
</office:document-meta>
</file>